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paragraph-properties fo:break-before="page"/>
    </style:style>
    <style:style style:name="P4" style:family="paragraph" style:parent-style-name="Figure">
      <style:paragraph-properties fo:text-align="center" style:justify-single-word="false"/>
    </style:style>
    <style:style style:name="P5" style:family="paragraph" style:parent-style-name="Standard">
      <style:text-properties style:font-name="Courier New"/>
    </style:style>
    <style:style style:name="P6" style:family="paragraph" style:parent-style-name="Standard">
      <style:paragraph-properties fo:margin-left="0.4898in" fo:margin-right="0in" fo:text-indent="-0.198in" style:auto-text-indent="false">
        <style:tab-stops/>
      </style:paragraph-properties>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agraph-properties fo:text-align="center"/>
    </style:style>
    <style:style style:name="T1" style:family="text">
      <style:text-properties style:font-name="Calibri"/>
    </style:style>
    <style:style style:name="T2" style:family="text">
      <style:text-properties style:font-name="Times New Roman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gr1" style:family="graphic">
      <style:graphic-properties svg:stroke-width="0.0201in" svg:stroke-color="#ff6633" draw:marker-start="" draw:marker-start-width="0.1701in" draw:marker-end="Symmetric_20_Arrow"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mperature Sensor</text:h>
      <text:p text:style-name="Standard"/>
      <text:p text:style-name="Standard">The Kinetis Cortex-M processor on the Teensy 3 boards has a built-in temperature sensor. However, it does not return temperature directly, but a voltage that must be converted to a temperature. This library provides functions to do that conversion.</text:p>
      <text:p text:style-name="Standard"/>
      <text:p text:style-name="Standard">Note: the library supports both Celsius and Fahrenheit temperatures. In this document, if not specified, temperatures are in Fahrenheit.</text:p>
      <text:p text:style-name="Standard"/>
      <text:p text:style-name="Standard">Based on my five processor samples (1 of each Teensy 3 type), the uncalibrated temperature sensor has an accuracy of about +/-4<text:span text:style-name="T2">ºF</text:span> (2<text:span text:style-name="T2">º</text:span>C) at room temperature. The 3.6 specification is +/-6<text:span text:style-name="T2">º</text:span>C at 25<text:span text:style-name="T2">º</text:span>C. After calibration, I was able to get about 1<text:span text:style-name="T2">ºF accuracy. Don't expect anything better than that from this sensor.</text:span></text:p>
      <text:p text:style-name="Standard"/>
      <text:p text:style-name="Standard">This temperature is the temperature of the chip itself. The chip runs hotter at faster speeds. See Figure 1 for a plot of this relationship for Teensy's running a nominal sketch. CPU-intensive sketches will run hotter.</text:p>
      <text:p text:style-name="Standard"><draw:frame draw:style-name="fr1" draw:name="Frame1" text:anchor-type="paragraph" svg:width="6.2992in" draw:z-index="7"><draw:text-box fo:min-height="3.5429in"><text:p text:style-name="P4"><draw:frame draw:style-name="fr4" draw:name="Object6" text:anchor-type="paragraph" svg:x="0.0016in" svg:y="0.0008in" svg:width="6.2992in" style:rel-width="100%" svg:height="3.5429in" style:rel-height="scale" draw:z-index="8"><draw:object xlink:href="./Object 6" xlink:type="simple" xlink:show="embed" xlink:actuate="onLoad"/><draw:image xlink:href="./ObjectReplacements/Object 6" xlink:type="simple" xlink:show="embed" xlink:actuate="onLoad"/></draw:frame>Figure <text:sequence text:ref-name="refFigure0" text:name="Figure" text:formula="ooow:Figure+1" style:num-format="1">1</text:sequence>: Temperature vs CPU Frequency</text:p></draw:text-box></draw:frame></text:p>
      <text:h text:style-name="Heading_20_1" text:outline-level="1"/>
      <text:h text:style-name="P7" text:outline-level="1">Library Usage</text:h>
      <text:p text:style-name="Standard">If you don't need calibration, using the library is as simple as:</text:p>
      <text:p text:style-name="Standard"/>
      <text:p text:style-name="P2">#include &lt;InternalTemperature.h&gt;</text:p>
      <text:p text:style-name="P2"/>
      <text:p text:style-name="P2">// create instance of the class</text:p>
      <text:p text:style-name="P2">InternalTemperature internalTemperature;</text:p>
      <text:p text:style-name="P2">float temperature;</text:p>
      <text:p text:style-name="P2"/>
      <text:p text:style-name="P2">void Setup() {</text:p>
      <text:p text:style-name="P2"/>
      <text:p text:style-name="P2"><text:s text:c="2"/>// initialize the library</text:p>
      <text:p text:style-name="P2"><text:s text:c="2"/>internalTemperature.begin();</text:p>
      <text:p text:style-name="P2"/>
      <text:p text:style-name="P2"><text:s text:c="2"/>// read the temperature - C for Celsius, F for Fahrenheit</text:p>
      <text:p text:style-name="P2"><text:s text:c="2"/>temperature = internalTemperature.readTemperatureC();</text:p>
      <text:p text:style-name="P1">}</text:p>
      <text:p text:style-name="P1"/>
      <text:p text:style-name="Standard">By default, calling 'begin' will set up the Analog-to-Digital Converter (ADC) to have the maximum accuracy. If your application is also using the ADC for other readings, this may not be desirable. In this case, call begin (TEMPERATURE_NO_ADC_SETTING_CHANGES). This will not change any ADC settings, but temperature readings may be less accurate.</text:p>
      <text:h text:style-name="Heading_20_1" text:outline-level="1">Examples</text:h>
      <text:p text:style-name="Standard">The library contains the following example programs:</text:p>
      <text:p text:style-name="Standard"/>
      <text:p text:style-name="P6">simpleCelsius - periodically prints the current temperature to the USB serial port</text:p>
      <text:p text:style-name="P6"/>
      <text:p text:style-name="P6">simpleFahrenheit - periodically prints the current temperature to the USB serial port</text:p>
      <text:p text:style-name="P6"/>
      <text:p text:style-name="P6">tftThermometer - periodically displays the temperature to a TFT display using the ILI9341_t3 library. Also uses the Snooze library to run in low power mode to get room temperature.</text:p>
      <text:p text:style-name="P6"/>
      <text:p text:style-name="P6">calibration_single_point - shows how to input and use calibration data</text:p>
      <text:h text:style-name="Heading_20_1" text:outline-level="1">Calibration</text:h>
      <text:p text:style-name="Standard">Uncalibrated temperatures are fine for comparison purposes. But for measuring absolute temperatures, calibration is recommended. There are 2 calibration modes supported in the library - single point and dual point. A single point calibration is good for a range of about +/-10<text:span text:style-name="T2">º</text:span>C around the calibration point. A dual point calibration covers the entire temperature range between the points plus a good range beyond each point.</text:p>
      <text:p text:style-name="Standard"/>
      <text:p text:style-name="Standard">Note: For best temperature measurements, a dedicated temperature chip should be used. In these examples, my truth data was an MPC9808, which has an accuracy of 0.25<text:span text:style-name="T2">º</text:span>C typical, 0.5<text:span text:style-name="T2">º</text:span>C max. I also used the MPL3115A2 (1<text:span text:style-name="T2">º</text:span>C accuracy at 25<text:span text:style-name="T2">º</text:span>C) on the prop shield for comparison.</text:p>
      <text:p text:style-name="Standard"/>
      <text:p text:style-name="Standard">I wanted to measure air temperature, so I calibrated each Teensy in 2 MHz low power mode.</text:p>
      <text:h text:style-name="P8" text:outline-level="2">Theory</text:h>
      <text:p text:style-name="Standard">The voltage measurement decreases as the temperature increases. It is a linear function and is modeled as a straight line with a slope and intercept. The intercept point is arbitrarily chosen as 25<text:span text:style-name="T2">º</text:span>C. See Figure 2 for the nominal specified slope and intercept.</text:p>
      <text:p text:style-name="Standard"><draw:frame draw:style-name="fr2" draw:name="Frame2" text:anchor-type="paragraph" svg:width="4.5807in" draw:z-index="9"><draw:text-box fo:min-height="2.598in"><text:p text:style-name="Figure"><draw:frame draw:style-name="fr4" draw:name="Object1" text:anchor-type="paragraph" svg:x="0.0016in" svg:y="0.0008in" svg:width="4.5807in" style:rel-width="100%" svg:height="2.598in" style:rel-height="scale" draw:z-index="10"><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Voltage vs Temperature</text:p></draw:text-box></draw:frame></text:p>
      <text:p text:style-name="Standard"/>
      <text:p text:style-name="Standard">Figure 3 shows some of my measured values versus the nominal value.</text:p>
      <text:p text:style-name="Standard"/>
      <text:p text:style-name="Standard"><draw:frame draw:style-name="fr1" draw:name="Frame3" text:anchor-type="paragraph" svg:width="6.2992in" draw:z-index="11"><draw:text-box fo:min-height="3.902in"><text:p text:style-name="Figure"><draw:frame draw:style-name="fr4" draw:name="Object2" text:anchor-type="paragraph" svg:x="0.0016in" svg:y="0.0008in" svg:width="6.2992in" style:rel-width="100%" svg:height="3.902in" style:rel-height="scale" draw:z-index="12"><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Temperature vs Voltage</text:p></draw:text-box></draw:frame></text:p>
      <text:p text:style-name="P3">Figure 4 shows how the error changes as the temperature changes. Each chip will have its unique error characteristics.</text:p>
      <text:p text:style-name="Standard"><draw:frame draw:style-name="fr1" draw:name="Frame4" text:anchor-type="paragraph" svg:width="6.2992in" draw:z-index="13"><draw:text-box fo:min-height="3.5429in"><text:p text:style-name="Figure"><draw:frame draw:style-name="fr4" draw:name="Object3" text:anchor-type="paragraph" svg:x="0.0016in" svg:y="0.0008in" svg:width="6.2992in" style:rel-width="100%" svg:height="3.5429in" style:rel-height="scale" draw:z-index="14"><draw:object xlink:href="./Object 3" xlink:type="simple" xlink:show="embed" xlink:actuate="onLoad"/><draw:image xlink:href="./ObjectReplacements/Object 3" xlink:type="simple" xlink:show="embed" xlink:actuate="onLoad"/></draw:frame>Figure <text:sequence text:ref-name="refFigure3" text:name="Figure" text:formula="ooow:Figure+1" style:num-format="1">4</text:sequence>: Uncalibrated Temperature Error</text:p></draw:text-box></draw:frame></text:p>
      <text:p text:style-name="Standard"/>
      <text:p text:style-name="Standard">Figure 5 shows the temperature errors after performing a dual point calibration on each processor.</text:p>
      <text:p text:style-name="Standard"/>
      <text:p text:style-name="Standard"><draw:frame draw:style-name="fr1" draw:name="Frame7" text:anchor-type="paragraph" svg:width="6.2992in" draw:z-index="15"><draw:text-box fo:min-height="3.5425in"><text:p text:style-name="Figure"><draw:frame draw:style-name="fr4" draw:name="Object7" text:anchor-type="paragraph" svg:x="0.0016in" svg:y="0.0008in" svg:width="6.2992in" style:rel-width="100%" svg:height="3.5425in"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Temperature Error After Dual Point Calibration</text:p></draw:text-box></draw:frame></text:p>
      <text:h text:style-name="P8" text:outline-level="2">Single Point Calibration</text:h>
      <text:p text:style-name="Standard"/>
      <text:p text:style-name="Standard">Single point calibration just provides a constant offset for each temperature. The temperature is measured at the desired actual temperature and the delta temperature is subtracted. In Figure 6, the error is the difference between the orange line and the blue line. To calibrate at 25 degrees, e.g. you read a temperature of 29 degrees when the actual is 25 degrees, so the library will <text:s/>subtract 4 degrees from each measurement. This moves the conversion from the orange line to the yellow line. This reduces the error (now the difference between yellow and blue line) at the calibration point but the error increases as the temperature moves away from that point.</text:p>
      <text:p text:style-name="Standard"/>
      <text:p text:style-name="Standard"/>
      <text:p text:style-name="Standard"><draw:frame draw:style-name="fr1" draw:name="Frame5" text:anchor-type="paragraph" svg:width="6.2992in" draw:z-index="0"><draw:text-box fo:min-height="3.5429in"><text:p text:style-name="Figure"><draw:frame draw:style-name="fr4" draw:name="Object4" text:anchor-type="paragraph" svg:x="0.0016in" svg:y="0.0008in" svg:width="6.2992in" style:rel-width="100%" svg:height="3.5429in" style:rel-height="scale" draw:z-index="1"><draw:object xlink:href="./Object 4" xlink:type="simple" xlink:show="embed" xlink:actuate="onLoad"/><draw:image xlink:href="./ObjectReplacements/Object 4" xlink:type="simple" xlink:show="embed" xlink:actuate="onLoad"/></draw:frame>Figure <text:sequence text:ref-name="refFigure5" text:name="Figure" text:formula="ooow:Figure+1" style:num-format="1">6</text:sequence>: Single Point Calibration</text:p></draw:text-box></draw:frame><draw:line text:anchor-type="paragraph" draw:z-index="4" draw:style-name="gr1" draw:text-style-name="P9" svg:x1="2.8563in" svg:y1="1.5638in" svg:x2="2.8563in" svg:y2="2.0535in"><text:p/></draw:line></text:p>
      <text:p text:style-name="Standard"/>
      <text:h text:style-name="Heading_20_2" text:outline-level="2"/>
      <text:h text:style-name="P8" text:outline-level="2">Dual Point Calibration</text:h>
      <text:p text:style-name="Standard"/>
      <text:p text:style-name="Standard">Dual point calibration adjusts both the offset and the slope of the conversions. Two temperature measurements are made, preferably at each end of the range of desired accuracy. In Figure 7, two measurements are made. This allows adjusting both the slope and offset of the conversion, and now the yellow line is right on top of the blue line. For example, measurement at 10<text:span text:style-name="T2">º</text:span>C and 25<text:span text:style-name="T2">º</text:span>C will probably provide good accuracy from 0<text:span text:style-name="T2">º</text:span>C to 35<text:span text:style-name="T2">º</text:span>C.</text:p>
      <text:p text:style-name="Standard"/>
      <text:p text:style-name="Standard"/>
      <text:p text:style-name="Standard"><draw:frame draw:style-name="fr3" draw:name="Frame6" text:anchor-type="paragraph" svg:x="0.1965in" svg:y="-0.0209in" svg:width="6.2992in" draw:z-index="2"><draw:text-box fo:min-height="3.5429in"><text:p text:style-name="Figure"><draw:frame draw:style-name="fr4" draw:name="Object5" text:anchor-type="paragraph" svg:x="0.0016in" svg:y="0.0008in" svg:width="6.2992in" style:rel-width="100%" svg:height="3.5429in" style:rel-height="scale" draw:z-index="3"><draw:object xlink:href="./Object 5" xlink:type="simple" xlink:show="embed" xlink:actuate="onLoad"/><draw:image xlink:href="./ObjectReplacements/Object 5" xlink:type="simple" xlink:show="embed" xlink:actuate="onLoad"/></draw:frame>Figure <text:sequence text:ref-name="refFigure6" text:name="Figure" text:formula="ooow:Figure+1" style:num-format="1">7</text:sequence>: Dual Point Calibration</text:p></draw:text-box></draw:frame><draw:line text:anchor-type="paragraph" draw:z-index="5" draw:style-name="gr1" draw:text-style-name="P9" svg:x1="1.1689in" svg:y1="2.6346in" svg:x2="1.1689in" svg:y2="2.9783in"><text:p/></draw:line><draw:line text:anchor-type="paragraph" draw:z-index="6" draw:style-name="gr1" draw:text-style-name="P9" svg:x1="4.5437in" svg:y1="0.9366in" svg:x2="4.5437in" svg:y2="1.7594in"><text:p/></draw:line></text:p>
      <text:p text:style-name="Standard"/>
      <text:p text:style-name="Standard"/>
      <text:h text:style-name="Heading_20_2" text:outline-level="2">Calibration Code</text:h>
      <text:p text:style-name="Standard">See examples of calibration in the example code directories.</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gure" style:family="paragraph" style:parent-style-name="Caption">
      <style:paragraph-properties fo:text-align="center" style:justify-single-word="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Calibri"/>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text:tab/>20 January 2019</text:p>
      </style:header>
      <style:footer>
        <text:p text:style-name="Footer"><text:tab/><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4DT2H22M13S</meta:editing-duration>
    <meta:editing-cycles>15</meta:editing-cycles>
    <meta:generator>OpenOffice.org/3.3$Win32 OpenOffice.org_project/330m20$Build-9567</meta:generator>
    <dc:date>2019-01-20T15:35:13.88</dc:date>
    <meta:document-statistic meta:table-count="0" meta:image-count="0" meta:object-count="7" meta:page-count="6" meta:paragraph-count="49" meta:word-count="784" meta:character-count="499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634cm" svg:height="6.598cm" xlink:href="." xlink:type="simple" chart:class="chart:scatter" chart:style-name="ch1">
        <chart:legend chart:legend-position="end" svg:x="8.232cm" svg:y="2.991cm" chart:style-name="ch2"/>
        <chart:plot-area chart:style-name="ch3" chart:data-source-has-labels="both" svg:x="1.27cm" svg:y="0.659cm" svg:width="6.498cm" svg:height="4.8cm">
          <chartooo:coordinate-region svg:x="1.891cm" svg:y="0.871cm" svg:width="5.546cm" svg:height="3.915cm"/>
          <chart:axis chart:dimension="x" chart:name="primary-x" chart:style-name="ch4">
            <chart:title svg:x="3.681cm" svg:y="5.591cm" chart:style-name="ch5">
              <text:p>Voltage (V)</text:p>
            </chart:title>
            <chart:categories table:cell-range-address="local-table.$A$2:.$A$4"/>
            <chart:grid chart:style-name="ch6" chart:class="major"/>
          </chart:axis>
          <chart:axis chart:dimension="y" chart:name="primary-y" chart:style-name="ch4">
            <chart:title svg:x="0.451cm" svg:y="4.466cm" chart:style-name="ch7">
              <text:p>Tempoerature (ºC)</text:p>
            </chart:title>
            <chart:grid chart:style-name="ch6"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 (ºC)</text:p>
              </table:table-cell>
            </table:table-row>
          </table:table-header-rows>
          <table:table-rows>
            <table:table-row>
              <table:table-cell office:value-type="string">
                <text:p>1</text:p>
              </table:table-cell>
              <table:table-cell office:value-type="float" office:value="0.7565">
                <text:p>0.7565</text:p>
              </table:table-cell>
              <table:table-cell office:value-type="float" office:value="0">
                <text:p>0</text:p>
              </table:table-cell>
            </table:table-row>
            <table:table-row>
              <table:table-cell office:value-type="string">
                <text:p>2</text:p>
              </table:table-cell>
              <table:table-cell office:value-type="float" office:value="0.716">
                <text:p>0.716</text:p>
              </table:table-cell>
              <table:table-cell office:value-type="float" office:value="25">
                <text:p>25</text:p>
              </table:table-cell>
            </table:table-row>
            <table:table-row>
              <table:table-cell office:value-type="string">
                <text:p>3</text:p>
              </table:table-cell>
              <table:table-cell office:value-type="float" office:value="0.6755">
                <text:p>0.6755</text:p>
              </table:table-cell>
              <table:table-cell office:value-type="float" office:value="50">
                <text:p>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arrow-left" chart:symbol-width="0.25cm" chart:symbol-height="0.25cm" chart:link-data-style-to-source="false" chart:regression-type="linear"/>
      <style:graphic-properties draw:stroke="none" svg:stroke-width="0.08cm" svg:stroke-color="#83caff" draw:fill-color="#83caff"/>
      <style:text-properties fo:font-size="10pt" style:font-size-asian="10pt" style:font-size-complex="10pt"/>
    </style:style>
    <style:style style:name="ch11" style:family="chart">
      <style:graphic-properties svg:stroke-width="0.051cm" svg:stroke-color="#83caff"/>
    </style:style>
    <style:style style:name="ch12" style:family="chart" style:data-style-name="N116">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3" style:family="chart" style:data-style-name="N116">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4" style:family="chart" style:data-style-name="N116">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5" style:family="chart" style:data-style-name="N116">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6" style:family="chart" style:data-style-name="N116">
      <style:chart-properties chart:symbol-type="named-symbol" chart:symbol-name="arrow-left" chart:symbol-width="0.25cm" chart:symbol-height="0.25cm" chart:link-data-style-to-source="false"/>
      <style:graphic-properties draw:stroke="none" svg:stroke-width="0.08cm" svg:stroke-color="#83caff"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9.911cm" xlink:href="." xlink:type="simple" chart:class="chart:scatter" chart:style-name="ch1">
        <chart:title svg:x="5.561cm" svg:y="0.334cm" chart:style-name="ch2">
          <text:p>Actual Data for Teensy's</text:p>
        </chart:title>
        <chart:legend chart:legend-position="end" svg:x="10.613cm" svg:y="3.219cm" chart:style-name="ch3"/>
        <chart:plot-area chart:style-name="ch4" chart:data-source-has-labels="both" svg:x="1.357cm" svg:y="1.707cm" svg:width="8.618cm" svg:height="6.998cm">
          <chartooo:coordinate-region svg:x="2.455cm" svg:y="1.92cm" svg:width="7.24cm" svg:height="6.113cm"/>
          <chart:axis chart:dimension="x" chart:name="primary-x" chart:style-name="ch5">
            <chart:title svg:x="4.378cm" svg:y="8.904cm" chart:style-name="ch6">
              <text:p>Temperature (ºF)</text:p>
            </chart:title>
            <chart:categories table:cell-range-address="local-table.$A$2:.$A$19"/>
            <chart:grid chart:style-name="ch7" chart:class="major"/>
          </chart:axis>
          <chart:axis chart:dimension="y" chart:name="primary-y" chart:style-name="ch8">
            <chart:title svg:x="0.451cm" svg:y="6.044cm" chart:style-name="ch9">
              <text:p>Voltage (V)</text:p>
            </chart:title>
            <chart:grid chart:style-name="ch7" chart:class="major"/>
          </chart:axis>
          <chart:series chart:style-name="ch10" chart:values-cell-range-address="local-table.$C$2:.$C$19" chart:label-cell-address="local-table.$C$1" chart:class="chart:scatter">
            <chart:domain table:cell-range-address="local-table.$B$2:.$B$19"/>
            <chart:regression-curve chart:style-name="ch11"/>
            <chart:data-point chart:repeated="18"/>
          </chart:series>
          <chart:series chart:style-name="ch12" chart:values-cell-range-address="local-table.$D$2:.$D$19" chart:label-cell-address="local-table.$D$1" chart:class="chart:scatter">
            <chart:data-point chart:repeated="18"/>
          </chart:series>
          <chart:series chart:style-name="ch13" chart:values-cell-range-address="local-table.$E$2:.$E$19" chart:label-cell-address="local-table.$E$1" chart:class="chart:scatter">
            <chart:data-point chart:repeated="18"/>
          </chart:series>
          <chart:series chart:style-name="ch14" chart:values-cell-range-address="local-table.$F$2:.$F$19" chart:label-cell-address="local-table.$F$1" chart:class="chart:scatter">
            <chart:data-point chart:repeated="18"/>
          </chart:series>
          <chart:series chart:style-name="ch15" chart:values-cell-range-address="local-table.$G$2:.$G$19" chart:label-cell-address="local-table.$G$1" chart:class="chart:scatter">
            <chart:data-point chart:repeated="18"/>
          </chart:series>
          <chart:series chart:style-name="ch16" chart:values-cell-range-address="local-table.$H$2:.$H$19" chart:label-cell-address="local-table.$H$1" chart:class="chart:scatter">
            <chart:data-point chart:repeated="18"/>
          </chart:series>
          <chart:wall chart:style-name="ch17"/>
          <chart:floor chart:style-name="ch18"/>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Nominal</text:p>
              </table:table-cell>
              <table:table-cell office:value-type="string">
                <text:p>3.0</text:p>
              </table:table-cell>
              <table:table-cell office:value-type="string">
                <text:p>3.2</text:p>
              </table:table-cell>
              <table:table-cell office:value-type="string">
                <text:p>LC</text:p>
              </table:table-cell>
              <table:table-cell office:value-type="string">
                <text:p>3.5</text:p>
              </table:table-cell>
              <table:table-cell office:value-type="string">
                <text:p>3.6</text:p>
              </table:table-cell>
            </table:table-row>
          </table:table-header-rows>
          <table:table-rows>
            <table:table-row>
              <table:table-cell office:value-type="string">
                <text:p>1</text:p>
              </table:table-cell>
              <table:table-cell office:value-type="float" office:value="32">
                <text:p>32</text:p>
              </table:table-cell>
              <table:table-cell office:value-type="float" office:value="0.7565">
                <text:p>0.75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33.9">
                <text:p>33.9</text:p>
              </table:table-cell>
              <table:table-cell office:value-type="float" office:value="NaN">
                <text:p>NaN</text:p>
              </table:table-cell>
              <table:table-cell office:value-type="float" office:value="0.757222222222222">
                <text:p>0.757222222222222</text:p>
              </table:table-cell>
              <table:table-cell office:value-type="float" office:value="NaN">
                <text:p>NaN</text:p>
              </table:table-cell>
              <table:table-cell office:value-type="float" office:value="0.76154">
                <text:p>0.76154</text:p>
              </table:table-cell>
              <table:table-cell office:value-type="float" office:value="0.75812">
                <text:p>0.75812</text:p>
              </table:table-cell>
              <table:table-cell office:value-type="float" office:value="NaN">
                <text:p>NaN</text:p>
              </table:table-cell>
            </table:table-row>
            <table:table-row>
              <table:table-cell office:value-type="string">
                <text:p>3</text:p>
              </table:table-cell>
              <table:table-cell office:value-type="float" office:value="39.3">
                <text:p>39.3</text:p>
              </table:table-cell>
              <table:table-cell office:value-type="float" office:value="NaN">
                <text:p>NaN</text:p>
              </table:table-cell>
              <table:table-cell office:value-type="float" office:value="NaN">
                <text:p>NaN</text:p>
              </table:table-cell>
              <table:table-cell office:value-type="float" office:value="0.752731111111111">
                <text:p>0.752731111111111</text:p>
              </table:table-cell>
              <table:table-cell office:value-type="float" office:value="NaN">
                <text:p>NaN</text:p>
              </table:table-cell>
              <table:table-cell office:value-type="float" office:value="0.75308">
                <text:p>0.75308</text:p>
              </table:table-cell>
              <table:table-cell office:value-type="float" office:value="NaN">
                <text:p>NaN</text:p>
              </table:table-cell>
            </table:table-row>
            <table:table-row>
              <table:table-cell office:value-type="string">
                <text:p>4</text:p>
              </table:table-cell>
              <table:table-cell office:value-type="float" office:value="46.3">
                <text:p>46.3</text:p>
              </table:table-cell>
              <table:table-cell office:value-type="float" office:value="NaN">
                <text:p>NaN</text:p>
              </table:table-cell>
              <table:table-cell office:value-type="float" office:value="NaN">
                <text:p>NaN</text:p>
              </table:table-cell>
              <table:table-cell office:value-type="float" office:value="0.745851111111111">
                <text:p>0.745851111111111</text:p>
              </table:table-cell>
              <table:table-cell office:value-type="float" office:value="NaN">
                <text:p>NaN</text:p>
              </table:table-cell>
              <table:table-cell office:value-type="float" office:value="0.74705">
                <text:p>0.74705</text:p>
              </table:table-cell>
              <table:table-cell office:value-type="float" office:value="0.74534">
                <text:p>0.74534</text:p>
              </table:table-cell>
            </table:table-row>
            <table:table-row>
              <table:table-cell office:value-type="string">
                <text:p>5</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3265">
                <text:p>0.73265</text:p>
              </table:table-cell>
              <table:table-cell office:value-type="float" office:value="0.7295">
                <text:p>0.7295</text:p>
              </table:table-cell>
              <table:table-cell office:value-type="float" office:value="NaN">
                <text:p>NaN</text:p>
              </table:table-cell>
            </table:table-row>
            <table:table-row>
              <table:table-cell office:value-type="string">
                <text:p>6</text:p>
              </table:table-cell>
              <table:table-cell office:value-type="float" office:value="65.6">
                <text:p>65.6</text:p>
              </table:table-cell>
              <table:table-cell office:value-type="float" office:value="NaN">
                <text:p>NaN</text:p>
              </table:table-cell>
              <table:table-cell office:value-type="float" office:value="NaN">
                <text:p>NaN</text:p>
              </table:table-cell>
              <table:table-cell office:value-type="float" office:value="0.728173333333333">
                <text:p>0.728173333333333</text:p>
              </table:table-cell>
              <table:table-cell office:value-type="float" office:value="NaN">
                <text:p>NaN</text:p>
              </table:table-cell>
              <table:table-cell office:value-type="float" office:value="0.7286">
                <text:p>0.7286</text:p>
              </table:table-cell>
              <table:table-cell office:value-type="float" office:value="NaN">
                <text:p>NaN</text:p>
              </table:table-cell>
            </table:table-row>
            <table:table-row>
              <table:table-cell office:value-type="string">
                <text:p>7</text:p>
              </table:table-cell>
              <table:table-cell office:value-type="float" office:value="65.8">
                <text:p>65.8</text:p>
              </table:table-cell>
              <table:table-cell office:value-type="float" office:value="NaN">
                <text:p>NaN</text:p>
              </table:table-cell>
              <table:table-cell office:value-type="float" office:value="NaN">
                <text:p>NaN</text:p>
              </table:table-cell>
              <table:table-cell office:value-type="float" office:value="0.728268888888889">
                <text:p>0.728268888888889</text:p>
              </table:table-cell>
              <table:table-cell office:value-type="float" office:value="NaN">
                <text:p>NaN</text:p>
              </table:table-cell>
              <table:table-cell office:value-type="float" office:value="0.72824">
                <text:p>0.72824</text:p>
              </table:table-cell>
              <table:table-cell office:value-type="float" office:value="NaN">
                <text:p>NaN</text:p>
              </table:table-cell>
            </table:table-row>
            <table:table-row>
              <table:table-cell office:value-type="string">
                <text:p>8</text:p>
              </table:table-cell>
              <table:table-cell office:value-type="float" office:value="66.2">
                <text:p>66.2</text:p>
              </table:table-cell>
              <table:table-cell office:value-type="float" office:value="NaN">
                <text:p>NaN</text:p>
              </table:table-cell>
              <table:table-cell office:value-type="float" office:value="0.727217777777778">
                <text:p>0.727217777777778</text:p>
              </table:table-cell>
              <table:table-cell office:value-type="float" office:value="NaN">
                <text:p>NaN</text:p>
              </table:table-cell>
              <table:table-cell office:value-type="float" office:value="0.73049">
                <text:p>0.73049</text:p>
              </table:table-cell>
              <table:table-cell office:value-type="float" office:value="0.72752">
                <text:p>0.72752</text:p>
              </table:table-cell>
              <table:table-cell office:value-type="float" office:value="NaN">
                <text:p>NaN</text:p>
              </table:table-cell>
            </table:table-row>
            <table:table-row>
              <table:table-cell office:value-type="string">
                <text:p>9</text:p>
              </table:table-cell>
              <table:table-cell office:value-type="float" office:value="66.6">
                <text:p>66.6</text:p>
              </table:table-cell>
              <table:table-cell office:value-type="float" office:value="NaN">
                <text:p>NaN</text:p>
              </table:table-cell>
              <table:table-cell office:value-type="float" office:value="NaN">
                <text:p>NaN</text:p>
              </table:table-cell>
              <table:table-cell office:value-type="float" office:value="0.727504444444444">
                <text:p>0.727504444444444</text:p>
              </table:table-cell>
              <table:table-cell office:value-type="float" office:value="NaN">
                <text:p>NaN</text:p>
              </table:table-cell>
              <table:table-cell office:value-type="float" office:value="0.72752">
                <text:p>0.72752</text:p>
              </table:table-cell>
              <table:table-cell office:value-type="float" office:value="NaN">
                <text:p>NaN</text:p>
              </table:table-cell>
            </table:table-row>
            <table:table-row>
              <table:table-cell office:value-type="string">
                <text:p>10</text:p>
              </table:table-cell>
              <table:table-cell office:value-type="float" office:value="68.1">
                <text:p>68.1</text:p>
              </table:table-cell>
              <table:table-cell office:value-type="float" office:value="NaN">
                <text:p>NaN</text:p>
              </table:table-cell>
              <table:table-cell office:value-type="float" office:value="0.72588">
                <text:p>0.72588</text:p>
              </table:table-cell>
              <table:table-cell office:value-type="float" office:value="NaN">
                <text:p>NaN</text:p>
              </table:table-cell>
              <table:table-cell office:value-type="float" office:value="0.72806">
                <text:p>0.72806</text:p>
              </table:table-cell>
              <table:table-cell office:value-type="float" office:value="0.72626">
                <text:p>0.72626</text:p>
              </table:table-cell>
              <table:table-cell office:value-type="float" office:value="NaN">
                <text:p>NaN</text:p>
              </table:table-cell>
            </table:table-row>
            <table:table-row>
              <table:table-cell office:value-type="string">
                <text:p>11</text:p>
              </table:table-cell>
              <table:table-cell office:value-type="float" office:value="69.1">
                <text:p>69.1</text:p>
              </table:table-cell>
              <table:table-cell office:value-type="float" office:value="NaN">
                <text:p>NaN</text:p>
              </table:table-cell>
              <table:table-cell office:value-type="float" office:value="NaN">
                <text:p>NaN</text:p>
              </table:table-cell>
              <table:table-cell office:value-type="float" office:value="0.724542222222222">
                <text:p>0.724542222222222</text:p>
              </table:table-cell>
              <table:table-cell office:value-type="float" office:value="NaN">
                <text:p>NaN</text:p>
              </table:table-cell>
              <table:table-cell office:value-type="float" office:value="0.72554">
                <text:p>0.72554</text:p>
              </table:table-cell>
              <table:table-cell office:value-type="float" office:value="0.72356">
                <text:p>0.72356</text:p>
              </table:table-cell>
            </table:table-row>
            <table:table-row>
              <table:table-cell office:value-type="string">
                <text:p>12</text:p>
              </table:table-cell>
              <table:table-cell office:value-type="float" office:value="70.5">
                <text:p>70.5</text:p>
              </table:table-cell>
              <table:table-cell office:value-type="float" office:value="NaN">
                <text:p>NaN</text:p>
              </table:table-cell>
              <table:table-cell office:value-type="float" office:value="NaN">
                <text:p>NaN</text:p>
              </table:table-cell>
              <table:table-cell office:value-type="float" office:value="0.723491111111111">
                <text:p>0.723491111111111</text:p>
              </table:table-cell>
              <table:table-cell office:value-type="float" office:value="NaN">
                <text:p>NaN</text:p>
              </table:table-cell>
              <table:table-cell office:value-type="float" office:value="0.72383">
                <text:p>0.72383</text:p>
              </table:table-cell>
              <table:table-cell office:value-type="float" office:value="NaN">
                <text:p>NaN</text:p>
              </table:table-cell>
            </table:table-row>
            <table:table-row>
              <table:table-cell office:value-type="string">
                <text:p>13</text:p>
              </table:table-cell>
              <table:table-cell office:value-type="float" office:value="83.9">
                <text:p>83.9</text:p>
              </table:table-cell>
              <table:table-cell office:value-type="float" office:value="NaN">
                <text:p>NaN</text:p>
              </table:table-cell>
              <table:table-cell office:value-type="float" office:value="0.71126">
                <text:p>0.71126</text:p>
              </table:table-cell>
              <table:table-cell office:value-type="float" office:value="NaN">
                <text:p>NaN</text:p>
              </table:table-cell>
              <table:table-cell office:value-type="float" office:value="0.71339">
                <text:p>0.71339</text:p>
              </table:table-cell>
              <table:table-cell office:value-type="float" office:value="0.71123">
                <text:p>0.71123</text:p>
              </table:table-cell>
              <table:table-cell office:value-type="float" office:value="NaN">
                <text:p>NaN</text:p>
              </table:table-cell>
            </table:table-row>
            <table:table-row>
              <table:table-cell office:value-type="string">
                <text:p>14</text:p>
              </table:table-cell>
              <table:table-cell office:value-type="float" office:value="90.3">
                <text:p>90.3</text:p>
              </table:table-cell>
              <table:table-cell office:value-type="float" office:value="NaN">
                <text:p>NaN</text:p>
              </table:table-cell>
              <table:table-cell office:value-type="float" office:value="0.705622222222222">
                <text:p>0.705622222222222</text:p>
              </table:table-cell>
              <table:table-cell office:value-type="float" office:value="NaN">
                <text:p>NaN</text:p>
              </table:table-cell>
              <table:table-cell office:value-type="float" office:value="0.70772">
                <text:p>0.70772</text:p>
              </table:table-cell>
              <table:table-cell office:value-type="float" office:value="0.70547">
                <text:p>0.70547</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007">
                <text:p>0.7007</text:p>
              </table:table-cell>
              <table:table-cell office:value-type="float" office:value="0.69818">
                <text:p>0.69818</text:p>
              </table:table-cell>
              <table:table-cell office:value-type="float" office:value="0.69701">
                <text:p>0.69701</text:p>
              </table:table-cell>
            </table:table-row>
            <table:table-row>
              <table:table-cell office:value-type="string">
                <text:p>16</text:p>
              </table:table-cell>
              <table:table-cell office:value-type="float" office:value="110.6">
                <text:p>110.6</text:p>
              </table:table-cell>
              <table:table-cell office:value-type="float" office:value="NaN">
                <text:p>NaN</text:p>
              </table:table-cell>
              <table:table-cell office:value-type="float" office:value="NaN">
                <text:p>NaN</text:p>
              </table:table-cell>
              <table:table-cell office:value-type="float" office:value="0.688231111111111">
                <text:p>0.688231111111111</text:p>
              </table:table-cell>
              <table:table-cell office:value-type="float" office:value="NaN">
                <text:p>NaN</text:p>
              </table:table-cell>
              <table:table-cell office:value-type="float" office:value="0.68522">
                <text:p>0.68522</text:p>
              </table:table-cell>
              <table:table-cell office:value-type="float" office:value="NaN">
                <text:p>NaN</text:p>
              </table:table-cell>
            </table:table-row>
            <table:table-row>
              <table:table-cell office:value-type="string">
                <text:p>17</text:p>
              </table:table-cell>
              <table:table-cell office:value-type="float" office:value="77">
                <text:p>77</text:p>
              </table:table-cell>
              <table:table-cell office:value-type="float" office:value="NaN">
                <text:p>NaN</text:p>
              </table:table-cell>
              <table:table-cell office:value-type="float" office:value="0.717547555555556">
                <text:p>0.717547555555556</text:p>
              </table:table-cell>
              <table:table-cell office:value-type="float" office:value="0.718058777777778">
                <text:p>0.718058777777778</text:p>
              </table:table-cell>
              <table:table-cell office:value-type="float" office:value="0.7201508">
                <text:p>0.7201508</text:p>
              </table:table-cell>
              <table:table-cell office:value-type="float" office:value="0.7176398">
                <text:p>0.7176398</text:p>
              </table:table-cell>
              <table:table-cell office:value-type="float" office:value="0.7157966">
                <text:p>0.7157966</text:p>
              </table:table-cell>
            </table:table-row>
            <table:table-row>
              <table:table-cell office:value-type="string">
                <text:p>18</text:p>
              </table:table-cell>
              <table:table-cell office:value-type="float" office:value="122">
                <text:p>122</text:p>
              </table:table-cell>
              <table:table-cell office:value-type="float" office:value="0.6755">
                <text:p>0.67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pline-order="3"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11" style:family="chart">
      <style:graphic-properties svg:stroke-color="#004586"/>
    </style:style>
    <style:style style:name="ch12" style:family="chart" style:data-style-name="N0">
      <style:chart-properties chart:symbol-type="named-symbol" chart:symbol-name="diamond" chart:symbol-width="0.25cm" chart:symbol-height="0.25cm" chart:link-data-style-to-source="false" chart:regression-type="linear"/>
      <style:graphic-properties draw:stroke="none" svg:stroke-width="0.08cm" svg:stroke-color="#ff420e" draw:fill-color="#ff420e" dr3d:edge-rounding="5%"/>
      <style:text-properties fo:font-size="10pt" style:font-size-asian="10pt" style:font-size-complex="10pt"/>
    </style:style>
    <style:style style:name="ch13" style:family="chart">
      <style:graphic-properties svg:stroke-color="#ff420e"/>
    </style:style>
    <style:style style:name="ch14" style:family="chart" style:data-style-name="N0">
      <style:chart-properties chart:symbol-type="named-symbol" chart:symbol-name="arrow-down" chart:symbol-width="0.25cm" chart:symbol-height="0.25cm" chart:link-data-style-to-source="false" chart:regression-type="linear"/>
      <style:graphic-properties draw:stroke="none" svg:stroke-width="0.08cm" svg:stroke-color="#ffd320" draw:fill-color="#ffd320" dr3d:edge-rounding="5%"/>
      <style:text-properties fo:font-size="10pt" style:font-size-asian="10pt" style:font-size-complex="10pt"/>
    </style:style>
    <style:style style:name="ch15" style:family="chart">
      <style:graphic-properties svg:stroke-color="#ffd320"/>
    </style:style>
    <style:style style:name="ch16" style:family="chart" style:data-style-name="N0">
      <style:chart-properties chart:symbol-type="named-symbol" chart:symbol-name="arrow-up" chart:symbol-width="0.25cm" chart:symbol-height="0.25cm" chart:link-data-style-to-source="false" chart:regression-type="linear"/>
      <style:graphic-properties draw:stroke="none" svg:stroke-width="0.08cm" svg:stroke-color="#579d1c" draw:fill-color="#579d1c"/>
      <style:text-properties fo:font-size="10pt" style:font-size-asian="10pt" style:font-size-complex="10pt"/>
    </style:style>
    <style:style style:name="ch17" style:family="chart">
      <style:graphic-properties svg:stroke-color="#579d1c"/>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scatter" chart:style-name="ch1">
        <chart:title svg:x="4.516cm" svg:y="0.315cm" chart:style-name="ch2">
          <text:p>Temperature Error vs. Temperature</text:p>
        </chart:title>
        <chart:legend chart:legend-position="end" svg:x="11.38cm" svg:y="2.525cm" chart:style-name="ch3"/>
        <chart:plot-area chart:style-name="ch4" chart:data-source-has-labels="both" svg:x="1.357cm" svg:y="1.631cm" svg:width="9.385cm" svg:height="6.181cm">
          <chartooo:coordinate-region svg:x="1.899cm" svg:y="1.844cm" svg:width="8.563cm" svg:height="5.295cm"/>
          <chart:axis chart:dimension="x" chart:name="primary-x" chart:style-name="ch5">
            <chart:title svg:x="4.761cm" svg:y="7.992cm" chart:style-name="ch6">
              <text:p>Temperature (ºF)</text:p>
            </chart:title>
            <chart:categories table:cell-range-address="local-table.$A$2:.$A$17"/>
            <chart:grid chart:style-name="ch7" chart:class="major"/>
          </chart:axis>
          <chart:axis chart:dimension="y" chart:name="primary-y" chart:style-name="ch8">
            <chart:title svg:x="0.451cm" svg:y="6.405cm" chart:style-name="ch9">
              <text:p>Temperature Error (ºF)</text:p>
            </chart:title>
            <chart:grid chart:style-name="ch7" chart:class="major"/>
          </chart:axis>
          <chart:series chart:style-name="ch10" chart:values-cell-range-address="local-table.$C$2:.$C$17" chart:label-cell-address="local-table.$C$1" chart:class="chart:scatter">
            <chart:domain table:cell-range-address="local-table.$B$2:.$B$17"/>
            <chart:regression-curve chart:style-name="ch11"/>
            <chart:data-point chart:repeated="16"/>
          </chart:series>
          <chart:series chart:style-name="ch12" chart:values-cell-range-address="local-table.$D$2:.$D$17" chart:label-cell-address="local-table.$D$1" chart:class="chart:scatter">
            <chart:regression-curve chart:style-name="ch13"/>
            <chart:data-point chart:repeated="16"/>
          </chart:series>
          <chart:series chart:style-name="ch14" chart:values-cell-range-address="local-table.$E$2:.$E$17" chart:label-cell-address="local-table.$E$1" chart:class="chart:scatter">
            <chart:regression-curve chart:style-name="ch15"/>
            <chart:data-point chart:repeated="16"/>
          </chart:series>
          <chart:series chart:style-name="ch16" chart:values-cell-range-address="local-table.$F$2:.$F$17" chart:label-cell-address="local-table.$F$1" chart:class="chart:scatter">
            <chart:regression-curve chart:style-name="ch17"/>
            <chart:data-point chart:repeated="16"/>
          </chart:series>
          <chart:wall chart:style-name="ch18"/>
          <chart:floor chart:style-name="ch1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3.0</text:p>
              </table:table-cell>
              <table:table-cell office:value-type="string">
                <text:p>3.2</text:p>
              </table:table-cell>
              <table:table-cell office:value-type="string">
                <text:p>3.5</text:p>
              </table:table-cell>
              <table:table-cell office:value-type="string">
                <text:p>3.6</text:p>
              </table:table-cell>
            </table:table-row>
          </table:table-header-rows>
          <table:table-rows>
            <table:table-row>
              <table:table-cell office:value-type="string">
                <text:p>1</text:p>
              </table:table-cell>
              <table:table-cell office:value-type="float" office:value="33.9">
                <text:p>33.9</text:p>
              </table:table-cell>
              <table:table-cell office:value-type="float" office:value="-3.1">
                <text:p>-3.1</text:p>
              </table:table-cell>
              <table:table-cell office:value-type="float" office:value="NaN">
                <text:p>NaN</text:p>
              </table:table-cell>
              <table:table-cell office:value-type="float" office:value="3.7">
                <text:p>3.7</text:p>
              </table:table-cell>
              <table:table-cell office:value-type="float" office:value="NaN">
                <text:p>NaN</text:p>
              </table:table-cell>
            </table:table-row>
            <table:table-row>
              <table:table-cell office:value-type="string">
                <text:p>2</text:p>
              </table:table-cell>
              <table:table-cell office:value-type="float" office:value="39.3">
                <text:p>39.3</text:p>
              </table:table-cell>
              <table:table-cell office:value-type="float" office:value="NaN">
                <text:p>NaN</text:p>
              </table:table-cell>
              <table:table-cell office:value-type="float" office:value="-2.40000000000001">
                <text:p>-2.40000000000001</text:p>
              </table:table-cell>
              <table:table-cell office:value-type="float" office:value="3.5">
                <text:p>3.5</text:p>
              </table:table-cell>
              <table:table-cell office:value-type="float" office:value="NaN">
                <text:p>NaN</text:p>
              </table:table-cell>
            </table:table-row>
            <table:table-row>
              <table:table-cell office:value-type="string">
                <text:p>3</text:p>
              </table:table-cell>
              <table:table-cell office:value-type="float" office:value="46.3">
                <text:p>46.3</text:p>
              </table:table-cell>
              <table:table-cell office:value-type="float" office:value="NaN">
                <text:p>NaN</text:p>
              </table:table-cell>
              <table:table-cell office:value-type="float" office:value="-2.6">
                <text:p>-2.6</text:p>
              </table:table-cell>
              <table:table-cell office:value-type="float" office:value="3.8">
                <text:p>3.8</text:p>
              </table:table-cell>
              <table:table-cell office:value-type="float" office:value="1.9">
                <text:p>1.9</text:p>
              </table:table-cell>
            </table:table-row>
            <table:table-row>
              <table:table-cell office:value-type="string">
                <text:p>4</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NaN">
                <text:p>NaN</text:p>
              </table:table-cell>
            </table:table-row>
            <table:table-row>
              <table:table-cell office:value-type="string">
                <text:p>5</text:p>
              </table:table-cell>
              <table:table-cell office:value-type="float" office:value="65.6">
                <text:p>65.6</text:p>
              </table:table-cell>
              <table:table-cell office:value-type="float" office:value="NaN">
                <text:p>NaN</text:p>
              </table:table-cell>
              <table:table-cell office:value-type="float" office:value="-1.80000000000001">
                <text:p>-1.80000000000001</text:p>
              </table:table-cell>
              <table:table-cell office:value-type="float" office:value="2.59999999999999">
                <text:p>2.59999999999999</text:p>
              </table:table-cell>
              <table:table-cell office:value-type="float" office:value="NaN">
                <text:p>NaN</text:p>
              </table:table-cell>
            </table:table-row>
            <table:table-row>
              <table:table-cell office:value-type="string">
                <text:p>6</text:p>
              </table:table-cell>
              <table:table-cell office:value-type="float" office:value="65.8">
                <text:p>65.8</text:p>
              </table:table-cell>
              <table:table-cell office:value-type="float" office:value="NaN">
                <text:p>NaN</text:p>
              </table:table-cell>
              <table:table-cell office:value-type="float" office:value="-1.5">
                <text:p>-1.5</text:p>
              </table:table-cell>
              <table:table-cell office:value-type="float" office:value="2.4">
                <text:p>2.4</text:p>
              </table:table-cell>
              <table:table-cell office:value-type="float" office:value="NaN">
                <text:p>NaN</text:p>
              </table:table-cell>
            </table:table-row>
            <table:table-row>
              <table:table-cell office:value-type="string">
                <text:p>7</text:p>
              </table:table-cell>
              <table:table-cell office:value-type="float" office:value="66.2">
                <text:p>66.2</text:p>
              </table:table-cell>
              <table:table-cell office:value-type="float" office:value="-2.2">
                <text:p>-2.2</text:p>
              </table:table-cell>
              <table:table-cell office:value-type="float" office:value="NaN">
                <text:p>NaN</text:p>
              </table:table-cell>
              <table:table-cell office:value-type="float" office:value="2">
                <text:p>2</text:p>
              </table:table-cell>
              <table:table-cell office:value-type="float" office:value="NaN">
                <text:p>NaN</text:p>
              </table:table-cell>
            </table:table-row>
            <table:table-row>
              <table:table-cell office:value-type="string">
                <text:p>8</text:p>
              </table:table-cell>
              <table:table-cell office:value-type="float" office:value="66.6">
                <text:p>66.6</text:p>
              </table:table-cell>
              <table:table-cell office:value-type="float" office:value="NaN">
                <text:p>NaN</text:p>
              </table:table-cell>
              <table:table-cell office:value-type="float" office:value="-1.5">
                <text:p>-1.5</text:p>
              </table:table-cell>
              <table:table-cell office:value-type="float" office:value="2.39999999999999">
                <text:p>2.39999999999999</text:p>
              </table:table-cell>
              <table:table-cell office:value-type="float" office:value="NaN">
                <text:p>NaN</text:p>
              </table:table-cell>
            </table:table-row>
            <table:table-row>
              <table:table-cell office:value-type="string">
                <text:p>9</text:p>
              </table:table-cell>
              <table:table-cell office:value-type="float" office:value="68.1">
                <text:p>68.1</text:p>
              </table:table-cell>
              <table:table-cell office:value-type="float" office:value="-1.7">
                <text:p>-1.7</text:p>
              </table:table-cell>
              <table:table-cell office:value-type="float" office:value="NaN">
                <text:p>NaN</text:p>
              </table:table-cell>
              <table:table-cell office:value-type="float" office:value="2.5">
                <text:p>2.5</text:p>
              </table:table-cell>
              <table:table-cell office:value-type="float" office:value="NaN">
                <text:p>NaN</text:p>
              </table:table-cell>
            </table:table-row>
            <table:table-row>
              <table:table-cell office:value-type="string">
                <text:p>10</text:p>
              </table:table-cell>
              <table:table-cell office:value-type="float" office:value="69.1">
                <text:p>69.1</text:p>
              </table:table-cell>
              <table:table-cell office:value-type="float" office:value="NaN">
                <text:p>NaN</text:p>
              </table:table-cell>
              <table:table-cell office:value-type="float" office:value="-2.10000000000001">
                <text:p>-2.10000000000001</text:p>
              </table:table-cell>
              <table:table-cell office:value-type="float" office:value="2.69999999999999">
                <text:p>2.69999999999999</text:p>
              </table:table-cell>
              <table:table-cell office:value-type="float" office:value="0.5">
                <text:p>0.5</text:p>
              </table:table-cell>
            </table:table-row>
            <table:table-row>
              <table:table-cell office:value-type="string">
                <text:p>11</text:p>
              </table:table-cell>
              <table:table-cell office:value-type="float" office:value="70.5">
                <text:p>70.5</text:p>
              </table:table-cell>
              <table:table-cell office:value-type="float" office:value="NaN">
                <text:p>NaN</text:p>
              </table:table-cell>
              <table:table-cell office:value-type="float" office:value="-1.8">
                <text:p>-1.8</text:p>
              </table:table-cell>
              <table:table-cell office:value-type="float" office:value="2.2">
                <text:p>2.2</text:p>
              </table:table-cell>
              <table:table-cell office:value-type="float" office:value="NaN">
                <text:p>NaN</text:p>
              </table:table-cell>
            </table:table-row>
            <table:table-row>
              <table:table-cell office:value-type="string">
                <text:p>12</text:p>
              </table:table-cell>
              <table:table-cell office:value-type="float" office:value="83.9">
                <text:p>83.9</text:p>
              </table:table-cell>
              <table:table-cell office:value-type="float" office:value="-1.19999999999999">
                <text:p>-1.19999999999999</text:p>
              </table:table-cell>
              <table:table-cell office:value-type="float" office:value="NaN">
                <text:p>NaN</text:p>
              </table:table-cell>
              <table:table-cell office:value-type="float" office:value="1.60000000000001">
                <text:p>1.60000000000001</text:p>
              </table:table-cell>
              <table:table-cell office:value-type="float" office:value="NaN">
                <text:p>NaN</text:p>
              </table:table-cell>
            </table:table-row>
            <table:table-row>
              <table:table-cell office:value-type="string">
                <text:p>13</text:p>
              </table:table-cell>
              <table:table-cell office:value-type="float" office:value="90.3">
                <text:p>90.3</text:p>
              </table:table-cell>
              <table:table-cell office:value-type="float" office:value="-0.700000000000003">
                <text:p>-0.700000000000003</text:p>
              </table:table-cell>
              <table:table-cell office:value-type="float" office:value="NaN">
                <text:p>NaN</text:p>
              </table:table-cell>
              <table:table-cell office:value-type="float" office:value="1.59999999999999">
                <text:p>1.59999999999999</text:p>
              </table:table-cell>
              <table:table-cell office:value-type="float" office:value="NaN">
                <text:p>NaN</text:p>
              </table:table-cell>
            </table:table-row>
            <table:table-row>
              <table:table-cell office:value-type="string">
                <text:p>14</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09999999999999">
                <text:p>-2.09999999999999</text:p>
              </table:table-cell>
            </table:table-row>
            <table:table-row>
              <table:table-cell office:value-type="string">
                <text:p>15</text:p>
              </table:table-cell>
              <table:table-cell office:value-type="float" office:value="110.6">
                <text:p>110.6</text:p>
              </table:table-cell>
              <table:table-cell office:value-type="float" office:value="NaN">
                <text:p>NaN</text:p>
              </table:table-cell>
              <table:table-cell office:value-type="float" office:value="1.39999999999999">
                <text:p>1.39999999999999</text:p>
              </table:table-cell>
              <table:table-cell office:value-type="float" office:value="-0.600000000000009">
                <text:p>-0.600000000000009</text:p>
              </table:table-cell>
              <table:table-cell office:value-type="float" office:value="NaN">
                <text:p>NaN</text:p>
              </table:table-cell>
            </table:table-row>
            <table:table-row>
              <table:table-cell office:value-type="string">
                <text:p>16</text:p>
              </table:table-cell>
              <table:table-cell office:value-type="float" office:value="77">
                <text:p>77</text:p>
              </table:table-cell>
              <table:table-cell office:value-type="float" office:value="-1.52">
                <text:p>-1.52</text:p>
              </table:table-cell>
              <table:table-cell office:value-type="float" office:value="-0.984999999999999">
                <text:p>-0.984999999999999</text:p>
              </table:table-cell>
              <table:table-cell office:value-type="float" office:value="1.822">
                <text:p>1.822</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maximum="50"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aximum="80" chart:reverse-direction="false" text:line-break="false" chart:link-data-style-to-source="false" chart:visibl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5.667cm" svg:y="0.315cm" chart:style-name="ch2">
          <text:p>Single Point Calibration</text:p>
        </chart:title>
        <chart:legend chart:legend-position="end" svg:x="12.756cm" svg:y="3.715cm" chart:style-name="ch3"/>
        <chart:plot-area chart:style-name="ch4" chart:data-source-has-labels="both" svg:x="1.357cm" svg:y="1.631cm" svg:width="10.761cm" svg:height="6.181cm">
          <chartooo:coordinate-region svg:x="1.357cm" svg:y="1.631cm" svg:width="10.761cm" svg:height="6.181cm"/>
          <chart:axis chart:dimension="x" chart:name="primary-x" chart:style-name="ch5">
            <chart:title svg:x="6.243cm" svg:y="7.992cm" chart:style-name="ch6">
              <text:p>Actual</text:p>
            </chart:title>
            <chart:categories table:cell-range-address="local-table.$A$2:.$A$4"/>
            <chart:grid chart:style-name="ch7" chart:class="major"/>
          </chart:axis>
          <chart:axis chart:dimension="y" chart:name="primary-y" chart:style-name="ch8">
            <chart:title svg:x="0.451cm" svg:y="5.506cm" chart:style-name="ch9">
              <text:p>Measured</text:p>
            </chart:title>
            <chart:grid chart:style-name="ch7"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series chart:style-name="ch12" chart:values-cell-range-address="local-table.$E$2:.$E$4" chart:label-cell-address="local-table.$E$1" chart:class="chart:scatte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uth</text:p>
              </table:table-cell>
              <table:table-cell office:value-type="string">
                <text:p>Pre-Calibration</text:p>
              </table:table-cell>
              <table:table-cell office:value-type="string">
                <text:p>Post-Calibration</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10">
                <text:p>-10</text:p>
              </table:table-cell>
            </table:table-row>
            <table:table-row>
              <table:table-cell office:value-type="string">
                <text:p>2</text:p>
              </table:table-cell>
              <table:table-cell office:value-type="float" office:value="25">
                <text:p>25</text:p>
              </table:table-cell>
              <table:table-cell office:value-type="float" office:value="25">
                <text:p>25</text:p>
              </table:table-cell>
              <table:table-cell office:value-type="float" office:value="45">
                <text:p>45</text:p>
              </table:table-cell>
              <table:table-cell office:value-type="float" office:value="25">
                <text:p>25</text:p>
              </table:table-cell>
            </table:table-row>
            <table:table-row>
              <table:table-cell office:value-type="string">
                <text:p>3</text:p>
              </table:table-cell>
              <table:table-cell office:value-type="float" office:value="50">
                <text:p>50</text:p>
              </table:table-cell>
              <table:table-cell office:value-type="float" office:value="50">
                <text:p>50</text:p>
              </table:table-cell>
              <table:table-cell office:value-type="float" office:value="80">
                <text:p>80</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maximum="50"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aximum="80" chart:reverse-direction="false" text:line-break="false" chart:link-data-style-to-source="false" chart:visibl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5.826cm" svg:y="0.315cm" chart:style-name="ch2">
          <text:p>Dual Point Calibration</text:p>
        </chart:title>
        <chart:legend chart:legend-position="end" svg:x="12.756cm" svg:y="3.715cm" chart:style-name="ch3"/>
        <chart:plot-area chart:style-name="ch4" chart:data-source-has-labels="both" svg:x="1.357cm" svg:y="1.631cm" svg:width="10.761cm" svg:height="6.181cm">
          <chartooo:coordinate-region svg:x="1.357cm" svg:y="1.631cm" svg:width="10.761cm" svg:height="6.181cm"/>
          <chart:axis chart:dimension="x" chart:name="primary-x" chart:style-name="ch5">
            <chart:title svg:x="6.243cm" svg:y="7.992cm" chart:style-name="ch6">
              <text:p>Actual</text:p>
            </chart:title>
            <chart:categories table:cell-range-address="local-table.$A$2:.$A$4"/>
            <chart:grid chart:style-name="ch7" chart:class="major"/>
          </chart:axis>
          <chart:axis chart:dimension="y" chart:name="primary-y" chart:style-name="ch8">
            <chart:title svg:x="0.451cm" svg:y="5.506cm" chart:style-name="ch9">
              <text:p>Measured</text:p>
            </chart:title>
            <chart:grid chart:style-name="ch7"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series chart:style-name="ch12" chart:values-cell-range-address="local-table.$E$2:.$E$4" chart:label-cell-address="local-table.$E$1" chart:class="chart:scatte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uth</text:p>
              </table:table-cell>
              <table:table-cell office:value-type="string">
                <text:p>Pre-Calibration</text:p>
              </table:table-cell>
              <table:table-cell office:value-type="string">
                <text:p>Post-Calibration</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25">
                <text:p>25</text:p>
              </table:table-cell>
              <table:table-cell office:value-type="float" office:value="25">
                <text:p>25</text:p>
              </table:table-cell>
              <table:table-cell office:value-type="float" office:value="45">
                <text:p>45</text:p>
              </table:table-cell>
              <table:table-cell office:value-type="float" office:value="25">
                <text:p>25</text:p>
              </table:table-cell>
            </table:table-row>
            <table:table-row>
              <table:table-cell office:value-type="string">
                <text:p>3</text:p>
              </table:table-cell>
              <table:table-cell office:value-type="float" office:value="50">
                <text:p>50</text:p>
              </table:table-cell>
              <table:table-cell office:value-type="float" office:value="50">
                <text:p>50</text:p>
              </table:table-cell>
              <table:table-cell office:value-type="float" office:value="80">
                <text:p>80</text:p>
              </table:table-cell>
              <table:table-cell office:value-type="float" office:value="50">
                <text:p>5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70" chart:maximum="105" chart:interval-major="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4.807cm" svg:y="0.315cm" chart:style-name="ch2">
          <text:p>Temperature vs CPU Frequency</text:p>
        </chart:title>
        <chart:legend chart:legend-position="end" svg:x="14.714cm" svg:y="3.239cm" chart:style-name="ch3"/>
        <chart:plot-area chart:style-name="ch4" chart:data-source-has-labels="both" svg:x="1.357cm" svg:y="1.631cm" svg:width="12.719cm" svg:height="6.181cm">
          <chartooo:coordinate-region svg:x="2.164cm" svg:y="1.844cm" svg:width="11.632cm" svg:height="5.296cm"/>
          <chart:axis chart:dimension="x" chart:name="primary-x" chart:style-name="ch5">
            <chart:title svg:x="6.071cm" svg:y="7.992cm" chart:style-name="ch6">
              <text:p>CPU Frequency (MHz)</text:p>
            </chart:title>
            <chart:categories table:cell-range-address="local-table.$A$2:.$A$9"/>
          </chart:axis>
          <chart:axis chart:dimension="y" chart:name="primary-y" chart:style-name="ch7">
            <chart:title svg:x="0.451cm" svg:y="6.009cm" chart:style-name="ch8">
              <text:p>Temperature (ºF)</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series chart:style-name="ch14" chart:values-cell-range-address="local-table.$F$2:.$F$9" chart:label-cell-address="local-table.$F$1"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3.0</text:p>
              </table:table-cell>
              <table:table-cell office:value-type="string">
                <text:p>3.2</text:p>
              </table:table-cell>
              <table:table-cell office:value-type="string">
                <text:p>3.5</text:p>
              </table:table-cell>
              <table:table-cell office:value-type="string">
                <text:p>3.6</text:p>
              </table:table-cell>
              <table:table-cell office:value-type="string">
                <text:p>LC</text:p>
              </table:table-cell>
            </table:table-row>
          </table:table-header-rows>
          <table:table-rows>
            <table:table-row>
              <table:table-cell office:value-type="string">
                <text:p>2</text:p>
              </table:table-cell>
              <table:table-cell office:value-type="float" office:value="70.3">
                <text:p>70.3</text:p>
              </table:table-cell>
              <table:table-cell office:value-type="float" office:value="70.7">
                <text:p>70.7</text:p>
              </table:table-cell>
              <table:table-cell office:value-type="float" office:value="70.9">
                <text:p>70.9</text:p>
              </table:table-cell>
              <table:table-cell office:value-type="float" office:value="70.4">
                <text:p>70.4</text:p>
              </table:table-cell>
              <table:table-cell office:value-type="float" office:value="71.6">
                <text:p>71.6</text:p>
              </table:table-cell>
            </table:table-row>
            <table:table-row>
              <table:table-cell office:value-type="string">
                <text:p>24</text:p>
              </table:table-cell>
              <table:table-cell office:value-type="float" office:value="78.9">
                <text:p>78.9</text:p>
              </table:table-cell>
              <table:table-cell office:value-type="float" office:value="79.7">
                <text:p>79.7</text:p>
              </table:table-cell>
              <table:table-cell office:value-type="float" office:value="77.8">
                <text:p>77.8</text:p>
              </table:table-cell>
              <table:table-cell office:value-type="float" office:value="75.4">
                <text:p>75.4</text:p>
              </table:table-cell>
              <table:table-cell office:value-type="float" office:value="79.9">
                <text:p>79.9</text:p>
              </table:table-cell>
            </table:table-row>
            <table:table-row>
              <table:table-cell office:value-type="string">
                <text:p>48</text:p>
              </table:table-cell>
              <table:table-cell office:value-type="float" office:value="83">
                <text:p>83</text:p>
              </table:table-cell>
              <table:table-cell office:value-type="float" office:value="86.2">
                <text:p>86.2</text:p>
              </table:table-cell>
              <table:table-cell office:value-type="float" office:value="83.6">
                <text:p>83.6</text:p>
              </table:table-cell>
              <table:table-cell office:value-type="float" office:value="78.7">
                <text:p>78.7</text:p>
              </table:table-cell>
              <table:table-cell office:value-type="float" office:value="82.7">
                <text:p>82.7</text:p>
              </table:table-cell>
            </table:table-row>
            <table:table-row>
              <table:table-cell office:value-type="string">
                <text:p>96</text:p>
              </table:table-cell>
              <table:table-cell office:value-type="float" office:value="85.5">
                <text:p>85.5</text:p>
              </table:table-cell>
              <table:table-cell office:value-type="float" office:value="92.4">
                <text:p>92.4</text:p>
              </table:table-cell>
              <table:table-cell office:value-type="float" office:value="88.9">
                <text:p>88.9</text:p>
              </table:table-cell>
              <table:table-cell office:value-type="float" office:value="83.8">
                <text:p>83.8</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95.4">
                <text:p>95.4</text:p>
              </table:table-cell>
              <table:table-cell office:value-type="float" office:value="91.9">
                <text:p>91.9</text:p>
              </table:table-cell>
              <table:table-cell office:value-type="float" office:value="86.9">
                <text:p>86.9</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99.1">
                <text:p>99.1</text:p>
              </table:table-cell>
              <table:table-cell office:value-type="float" office:value="NaN">
                <text:p>NaN</text:p>
              </table:table-cell>
              <table:table-cell office:value-type="float" office:value="90.6">
                <text:p>90.6</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6">
                <text:p>94.6</text:p>
              </table:table-cell>
              <table:table-cell office:value-type="float" office:value="NaN">
                <text:p>NaN</text:p>
              </table:table-cell>
            </table:table-row>
            <table:table-row>
              <table:table-cell office:value-type="string">
                <text:p>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8">
                <text:p>101.8</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pline-order="3"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2">
      <style:chart-properties chart:display-label="true" chart:logarithmic="false" chart:minimum="-4" chart:maximum="5" chart:interval-major="1"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2">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11" style:family="chart">
      <style:graphic-properties svg:stroke-color="#004586"/>
    </style:style>
    <style:style style:name="ch12" style:family="chart" style:data-style-name="N2">
      <style:chart-properties chart:symbol-type="named-symbol" chart:symbol-name="diamond" chart:symbol-width="0.25cm" chart:symbol-height="0.25cm" chart:link-data-style-to-source="false" chart:regression-type="linear"/>
      <style:graphic-properties draw:stroke="none" svg:stroke-width="0.08cm" svg:stroke-color="#ff420e" draw:fill-color="#ff420e" dr3d:edge-rounding="5%"/>
      <style:text-properties fo:font-size="10pt" style:font-size-asian="10pt" style:font-size-complex="10pt"/>
    </style:style>
    <style:style style:name="ch13" style:family="chart">
      <style:graphic-properties svg:stroke-color="#ff420e"/>
    </style:style>
    <style:style style:name="ch14" style:family="chart" style:data-style-name="N2">
      <style:chart-properties chart:symbol-type="named-symbol" chart:symbol-name="arrow-down" chart:symbol-width="0.25cm" chart:symbol-height="0.25cm" chart:link-data-style-to-source="false" chart:regression-type="linear"/>
      <style:graphic-properties draw:stroke="none" svg:stroke-width="0.08cm" svg:stroke-color="#ffd320" draw:fill-color="#ffd320" dr3d:edge-rounding="5%"/>
      <style:text-properties fo:font-size="10pt" style:font-size-asian="10pt" style:font-size-complex="10pt"/>
    </style:style>
    <style:style style:name="ch15" style:family="chart">
      <style:graphic-properties svg:stroke-color="#ffd320"/>
    </style:style>
    <style:style style:name="ch16" style:family="chart" style:data-style-name="N2">
      <style:chart-properties chart:symbol-type="named-symbol" chart:symbol-name="arrow-up" chart:symbol-width="0.25cm" chart:symbol-height="0.25cm" chart:link-data-style-to-source="false" chart:regression-type="linear"/>
      <style:graphic-properties draw:stroke="none" svg:stroke-width="0.08cm" svg:stroke-color="#579d1c" draw:fill-color="#579d1c"/>
      <style:text-properties fo:font-size="10pt" style:font-size-asian="10pt" style:font-size-complex="10pt"/>
    </style:style>
    <style:style style:name="ch17" style:family="chart">
      <style:graphic-properties svg:stroke-color="#579d1c"/>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7cm" xlink:href="." xlink:type="simple" chart:class="chart:scatter" chart:style-name="ch1">
        <chart:title svg:x="4.516cm" svg:y="0.315cm" chart:style-name="ch2">
          <text:p>Temperature Error vs. Temperature</text:p>
        </chart:title>
        <chart:legend chart:legend-position="end" svg:x="11.38cm" svg:y="2.524cm" chart:style-name="ch3"/>
        <chart:plot-area chart:style-name="ch4" chart:data-source-has-labels="both" svg:x="1.357cm" svg:y="1.631cm" svg:width="9.385cm" svg:height="6.179cm">
          <chartooo:coordinate-region svg:x="2.375cm" svg:y="1.843cm" svg:width="8.087cm" svg:height="5.294cm"/>
          <chart:axis chart:dimension="x" chart:name="primary-x" chart:style-name="ch5">
            <chart:title svg:x="4.761cm" svg:y="7.99cm" chart:style-name="ch6">
              <text:p>Temperature (ºF)</text:p>
            </chart:title>
            <chart:categories table:cell-range-address="local-table.$A$2:.$A$17"/>
            <chart:grid chart:style-name="ch7" chart:class="major"/>
          </chart:axis>
          <chart:axis chart:dimension="y" chart:name="primary-y" chart:style-name="ch8">
            <chart:title svg:x="0.451cm" svg:y="6.404cm" chart:style-name="ch9">
              <text:p>Temperature Error (ºF)</text:p>
            </chart:title>
            <chart:grid chart:style-name="ch7" chart:class="major"/>
          </chart:axis>
          <chart:series chart:style-name="ch10" chart:values-cell-range-address="local-table.$C$2:.$C$17" chart:label-cell-address="local-table.$C$1" chart:class="chart:scatter">
            <chart:domain table:cell-range-address="local-table.$B$2:.$B$17"/>
            <chart:regression-curve chart:style-name="ch11"/>
            <chart:data-point chart:repeated="16"/>
          </chart:series>
          <chart:series chart:style-name="ch12" chart:values-cell-range-address="local-table.$D$2:.$D$17" chart:label-cell-address="local-table.$D$1" chart:class="chart:scatter">
            <chart:regression-curve chart:style-name="ch13"/>
            <chart:data-point chart:repeated="16"/>
          </chart:series>
          <chart:series chart:style-name="ch14" chart:values-cell-range-address="local-table.$E$2:.$E$17" chart:label-cell-address="local-table.$E$1" chart:class="chart:scatter">
            <chart:regression-curve chart:style-name="ch15"/>
            <chart:data-point chart:repeated="16"/>
          </chart:series>
          <chart:series chart:style-name="ch16" chart:values-cell-range-address="local-table.$F$2:.$F$17" chart:label-cell-address="local-table.$F$1" chart:class="chart:scatter">
            <chart:regression-curve chart:style-name="ch17"/>
            <chart:data-point chart:repeated="16"/>
          </chart:series>
          <chart:wall chart:style-name="ch18"/>
          <chart:floor chart:style-name="ch1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3.0</text:p>
              </table:table-cell>
              <table:table-cell office:value-type="string">
                <text:p>3.2</text:p>
              </table:table-cell>
              <table:table-cell office:value-type="string">
                <text:p>3.5</text:p>
              </table:table-cell>
              <table:table-cell office:value-type="string">
                <text:p>3.6</text:p>
              </table:table-cell>
            </table:table-row>
          </table:table-header-rows>
          <table:table-rows>
            <table:table-row>
              <table:table-cell office:value-type="string">
                <text:p>1</text:p>
              </table:table-cell>
              <table:table-cell office:value-type="float" office:value="33.9">
                <text:p>33.9</text:p>
              </table:table-cell>
              <table:table-cell office:value-type="float" office:value="0.150000000000084">
                <text:p>0.150000000000084</text:p>
              </table:table-cell>
              <table:table-cell office:value-type="float" office:value="NaN">
                <text:p>NaN</text:p>
              </table:table-cell>
              <table:table-cell office:value-type="float" office:value="-0.426375711574877">
                <text:p>-0.426375711574877</text:p>
              </table:table-cell>
              <table:table-cell office:value-type="float" office:value="NaN">
                <text:p>NaN</text:p>
              </table:table-cell>
            </table:table-row>
            <table:table-row>
              <table:table-cell office:value-type="string">
                <text:p>2</text:p>
              </table:table-cell>
              <table:table-cell office:value-type="float" office:value="39.3">
                <text:p>39.3</text:p>
              </table:table-cell>
              <table:table-cell office:value-type="float" office:value="NaN">
                <text:p>NaN</text:p>
              </table:table-cell>
              <table:table-cell office:value-type="float" office:value="0.696825396825474">
                <text:p>0.696825396825474</text:p>
              </table:table-cell>
              <table:table-cell office:value-type="float" office:value="-0.339468690702063">
                <text:p>-0.339468690702063</text:p>
              </table:table-cell>
              <table:table-cell office:value-type="float" office:value="NaN">
                <text:p>NaN</text:p>
              </table:table-cell>
            </table:table-row>
            <table:table-row>
              <table:table-cell office:value-type="string">
                <text:p>3</text:p>
              </table:table-cell>
              <table:table-cell office:value-type="float" office:value="46.3">
                <text:p>46.3</text:p>
              </table:table-cell>
              <table:table-cell office:value-type="float" office:value="NaN">
                <text:p>NaN</text:p>
              </table:table-cell>
              <table:table-cell office:value-type="float" office:value="0.0777777777778681">
                <text:p>0.0777777777778681</text:p>
              </table:table-cell>
              <table:table-cell office:value-type="float" office:value="0.303795066413713">
                <text:p>0.303795066413713</text:p>
              </table:table-cell>
              <table:table-cell office:value-type="float" office:value="-0.249165120593702">
                <text:p>-0.249165120593702</text:p>
              </table:table-cell>
            </table:table-row>
            <table:table-row>
              <table:table-cell office:value-type="string">
                <text:p>4</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0.297153700189767">
                <text:p>-0.297153700189767</text:p>
              </table:table-cell>
              <table:table-cell office:value-type="float" office:value="NaN">
                <text:p>NaN</text:p>
              </table:table-cell>
            </table:table-row>
            <table:table-row>
              <table:table-cell office:value-type="string">
                <text:p>5</text:p>
              </table:table-cell>
              <table:table-cell office:value-type="float" office:value="65.6">
                <text:p>65.6</text:p>
              </table:table-cell>
              <table:table-cell office:value-type="float" office:value="NaN">
                <text:p>NaN</text:p>
              </table:table-cell>
              <table:table-cell office:value-type="float" office:value="-0.198941798941718">
                <text:p>-0.198941798941718</text:p>
              </table:table-cell>
              <table:table-cell office:value-type="float" office:value="0.154079696394774">
                <text:p>0.154079696394774</text:p>
              </table:table-cell>
              <table:table-cell office:value-type="float" office:value="NaN">
                <text:p>NaN</text:p>
              </table:table-cell>
            </table:table-row>
            <table:table-row>
              <table:table-cell office:value-type="string">
                <text:p>6</text:p>
              </table:table-cell>
              <table:table-cell office:value-type="float" office:value="65.8">
                <text:p>65.8</text:p>
              </table:table-cell>
              <table:table-cell office:value-type="float" office:value="NaN">
                <text:p>NaN</text:p>
              </table:table-cell>
              <table:table-cell office:value-type="float" office:value="0.106878306878329">
                <text:p>0.106878306878329</text:p>
              </table:table-cell>
              <table:table-cell office:value-type="float" office:value="-0.0254269449714712">
                <text:p>-0.0254269449714712</text:p>
              </table:table-cell>
              <table:table-cell office:value-type="float" office:value="NaN">
                <text:p>NaN</text:p>
              </table:table-cell>
            </table:table-row>
            <table:table-row>
              <table:table-cell office:value-type="string">
                <text:p>7</text:p>
              </table:table-cell>
              <table:table-cell office:value-type="float" office:value="66.2">
                <text:p>66.2</text:p>
              </table:table-cell>
              <table:table-cell office:value-type="float" office:value="-0.258333333333312">
                <text:p>-0.258333333333312</text:p>
              </table:table-cell>
              <table:table-cell office:value-type="float" office:value="NaN">
                <text:p>NaN</text:p>
              </table:table-cell>
              <table:table-cell office:value-type="float" office:value="-0.384440227703976">
                <text:p>-0.384440227703976</text:p>
              </table:table-cell>
              <table:table-cell office:value-type="float" office:value="NaN">
                <text:p>NaN</text:p>
              </table:table-cell>
            </table:table-row>
            <table:table-row>
              <table:table-cell office:value-type="string">
                <text:p>8</text:p>
              </table:table-cell>
              <table:table-cell office:value-type="float" office:value="66.6">
                <text:p>66.6</text:p>
              </table:table-cell>
              <table:table-cell office:value-type="float" office:value="NaN">
                <text:p>NaN</text:p>
              </table:table-cell>
              <table:table-cell office:value-type="float" office:value="0.0603174603174637">
                <text:p>0.0603174603174637</text:p>
              </table:table-cell>
              <table:table-cell office:value-type="float" office:value="0.0155597722960152">
                <text:p>0.0155597722960152</text:p>
              </table:table-cell>
              <table:table-cell office:value-type="float" office:value="NaN">
                <text:p>NaN</text:p>
              </table:table-cell>
            </table:table-row>
            <table:table-row>
              <table:table-cell office:value-type="string">
                <text:p>9</text:p>
              </table:table-cell>
              <table:table-cell office:value-type="float" office:value="68.1">
                <text:p>68.1</text:p>
              </table:table-cell>
              <table:table-cell office:value-type="float" office:value="0.183333333333366">
                <text:p>0.183333333333366</text:p>
              </table:table-cell>
              <table:table-cell office:value-type="float" office:value="NaN">
                <text:p>NaN</text:p>
              </table:table-cell>
              <table:table-cell office:value-type="float" office:value="0.187286527514317">
                <text:p>0.187286527514317</text:p>
              </table:table-cell>
              <table:table-cell office:value-type="float" office:value="NaN">
                <text:p>NaN</text:p>
              </table:table-cell>
            </table:table-row>
            <table:table-row>
              <table:table-cell office:value-type="string">
                <text:p>10</text:p>
              </table:table-cell>
              <table:table-cell office:value-type="float" office:value="69.1">
                <text:p>69.1</text:p>
              </table:table-cell>
              <table:table-cell office:value-type="float" office:value="NaN">
                <text:p>NaN</text:p>
              </table:table-cell>
              <table:table-cell office:value-type="float" office:value="-0.720105820105772">
                <text:p>-0.720105820105772</text:p>
              </table:table-cell>
              <table:table-cell office:value-type="float" office:value="0.428273244781792">
                <text:p>0.428273244781792</text:p>
              </table:table-cell>
              <table:table-cell office:value-type="float" office:value="0.101855287569549">
                <text:p>0.101855287569549</text:p>
              </table:table-cell>
            </table:table-row>
            <table:table-row>
              <table:table-cell office:value-type="string">
                <text:p>11</text:p>
              </table:table-cell>
              <table:table-cell office:value-type="float" office:value="70.5">
                <text:p>70.5</text:p>
              </table:table-cell>
              <table:table-cell office:value-type="float" office:value="NaN">
                <text:p>NaN</text:p>
              </table:table-cell>
              <table:table-cell office:value-type="float" office:value="-0.484126984126945">
                <text:p>-0.484126984126945</text:p>
              </table:table-cell>
              <table:table-cell office:value-type="float" office:value="0.0256166982922537">
                <text:p>0.0256166982922537</text:p>
              </table:table-cell>
              <table:table-cell office:value-type="float" office:value="NaN">
                <text:p>NaN</text:p>
              </table:table-cell>
            </table:table-row>
            <table:table-row>
              <table:table-cell office:value-type="string">
                <text:p>12</text:p>
              </table:table-cell>
              <table:table-cell office:value-type="float" office:value="83.9">
                <text:p>83.9</text:p>
              </table:table-cell>
              <table:table-cell office:value-type="float" office:value="0.0458333333334053">
                <text:p>0.0458333333334053</text:p>
              </table:table-cell>
              <table:table-cell office:value-type="float" office:value="NaN">
                <text:p>NaN</text:p>
              </table:table-cell>
              <table:table-cell office:value-type="float" office:value="0.142884250474367">
                <text:p>0.142884250474367</text:p>
              </table:table-cell>
              <table:table-cell office:value-type="float" office:value="NaN">
                <text:p>NaN</text:p>
              </table:table-cell>
            </table:table-row>
            <table:table-row>
              <table:table-cell office:value-type="string">
                <text:p>13</text:p>
              </table:table-cell>
              <table:table-cell office:value-type="float" office:value="90.3">
                <text:p>90.3</text:p>
              </table:table-cell>
              <table:table-cell office:value-type="float" office:value="0.299999999999983">
                <text:p>0.299999999999983</text:p>
              </table:table-cell>
              <table:table-cell office:value-type="float" office:value="NaN">
                <text:p>NaN</text:p>
              </table:table-cell>
              <table:table-cell office:value-type="float" office:value="0.470777988614785">
                <text:p>0.470777988614785</text:p>
              </table:table-cell>
              <table:table-cell office:value-type="float" office:value="NaN">
                <text:p>NaN</text:p>
              </table:table-cell>
            </table:table-row>
            <table:table-row>
              <table:table-cell office:value-type="string">
                <text:p>14</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36363636363636">
                <text:p>-0.36363636363636</text:p>
              </table:table-cell>
            </table:table-row>
            <table:table-row>
              <table:table-cell office:value-type="string">
                <text:p>15</text:p>
              </table:table-cell>
              <table:table-cell office:value-type="float" office:value="110.6">
                <text:p>110.6</text:p>
              </table:table-cell>
              <table:table-cell office:value-type="float" office:value="NaN">
                <text:p>NaN</text:p>
              </table:table-cell>
              <table:table-cell office:value-type="float" office:value="0.568253968254069">
                <text:p>0.568253968254069</text:p>
              </table:table-cell>
              <table:table-cell office:value-type="float" office:value="-0.576470588235296">
                <text:p>-0.576470588235296</text:p>
              </table:table-cell>
              <table:table-cell office:value-type="float" office:value="NaN">
                <text:p>NaN</text:p>
              </table:table-cell>
            </table:table-row>
            <table:table-row>
              <table:table-cell office:value-type="string">
                <text:p>16</text:p>
              </table:table-cell>
              <table:table-cell office:value-type="float" office:value="77">
                <text:p>7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